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provcode</text:p>
          </table:table-cell>
          <table:table-cell office:value-type="string" calcext:value-type="string">
            <text:p>provgp</text:p>
          </table:table-cell>
          <table:table-cell office:value-type="string" calcext:value-type="string">
            <text:p>provname</text:p>
          </table:table-cell>
          <table:table-cell office:value-type="string" calcext:value-type="string">
            <text:p>provtype</text:p>
          </table:table-cell>
          <table:table-cell office:value-type="string" calcext:value-type="string">
            <text:p>provsc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Adriatic Se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A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Aegean Se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NK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puli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Baltic Se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Barents Se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LA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Black Se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Gulf of Bothni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B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UL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Burgundy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CLY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lyd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Constantino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English Channel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EDI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Eastern Mediterranean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Gascony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HEL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Heligoland Bigh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HOL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ION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Ionian Se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Irish Se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IE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VP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V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Livoni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Gulf of Lyons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Mid Atlantic Ocean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Marseil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S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UN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F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orth Afric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orth Atlantic Ocean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WY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orth Se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NR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Norwegian Se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icardy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Piedmont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RU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Prussi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OM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UH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Ruhr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EV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evastopo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L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Silesi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SKA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kagerrack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SM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t Petersburg</text:p>
          </table:table-cell>
          <table:table-cell office:value-type="string" calcext:value-type="string">
            <text:p>L/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Y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ries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UN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U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TYR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yrolia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TYN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Tyrrhenian Se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ES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Western Mediterranean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YOR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Yorkshir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 table:number-rows-repeated="104849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20:18:21.5751816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20:25:00.635175039</meta:creation-date>
    <dc:date>2024-11-05T20:19:35.069114472</dc:date>
    <meta:editing-duration>PT1H6M40S</meta:editing-duration>
    <meta:editing-cycles>26</meta:editing-cycles>
    <meta:generator>LibreOffice/24.8.2.1$Linux_X86_64 LibreOffice_project/480$Build-1</meta:generator>
    <meta:document-statistic meta:table-count="1" meta:cell-count="327" meta:object-count="0"/>
  </office:meta>
</office:document-meta>
</file>